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db4" officeooo:paragraph-rsid="000dedb4"/>
    </style:style>
    <style:style style:name="P2" style:family="paragraph" style:parent-style-name="Standard">
      <style:text-properties officeooo:rsid="00100497" officeooo:paragraph-rsid="000dedb4"/>
    </style:style>
    <style:style style:name="P3" style:family="paragraph" style:parent-style-name="Standard">
      <style:text-properties officeooo:rsid="001408d4" officeooo:paragraph-rsid="001408d4"/>
    </style:style>
    <style:style style:name="P4" style:family="paragraph" style:parent-style-name="Standard">
      <style:text-properties officeooo:rsid="001408d4" officeooo:paragraph-rsid="001408d4"/>
    </style:style>
    <style:style style:name="P5" style:family="paragraph" style:parent-style-name="Standard">
      <style:text-properties officeooo:rsid="001408d4" officeooo:paragraph-rsid="0014a89e"/>
    </style:style>
    <style:style style:name="T1" style:family="text">
      <style:text-properties officeooo:rsid="0013dbaa"/>
    </style:style>
    <style:style style:name="T2" style:family="text">
      <style:text-properties officeooo:rsid="00143c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o01:</text:p>
      <text:p text:style-name="P1"/>
      <text:p text:style-name="P1">Considere um programa que avalia o apro<text:span text:style-name="T1">v</text:span>eitament<text:span text:style-name="T1">o</text:span> de um aluno em uma determinada disciplina. Este programa recebe como parâmetros de entrada a nota1, nota2, a quantidade de faltas do aluno e a carga horária da disciplina.</text:p>
      <text:p text:style-name="P1">O programa valida se os dados são válidos.</text:p>
      <text:p text:style-name="P1">Calcula ainda o aproveitamento do aluno, da seguinte forma:</text:p>
      <text:p text:style-name="P1"/>
      <text:p text:style-name="P1">1. <text:span text:style-name="T1">S</text:span>e a quantidade de faltas for &gt; que 25% da carga horária, o aluno está reprovado por faltas.</text:p>
      <text:p text:style-name="P1">2. Se a média da somas das notas for &lt; 3,0 o aluno está reprovado por média.</text:p>
      <text:p text:style-name="P1">3. Se a média for &gt;= 3 e &lt; <text:span text:style-name="T2">6</text:span>, está de segunda chamada.</text:p>
      <text:p text:style-name="P1">4. Se a média for &gt;= 6.0 está aprovado.</text:p>
      <text:p text:style-name="P1"/>
      <text:p text:style-name="P3">A validação dos dados obedece aos seguintes critérios:</text:p>
      <text:p text:style-name="P3">0 &lt;= Nota1 &lt;= 10;</text:p>
      <text:p text:style-name="P5">0 &lt;= Nota2 &lt;= 10;</text:p>
      <text:p text:style-name="P3">CHD = 64,96 ou 128.</text:p>
      <text:p text:style-name="P3">0 &lt;= QF &lt;= CHD</text:p>
      <text:p text:style-name="P3"/>
      <text:p text:style-name="P3">onde:</text:p>
      <text:p text:style-name="P3">CHD = Carga Horária da Disciplina;</text:p>
      <text:p text:style-name="P3">QF = Quantidade de Faltas.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33:38.507021614</meta:creation-date>
    <dc:date>2019-06-25T15:41:40.404964161</dc:date>
    <meta:editing-duration>PT50M2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53" meta:character-count="784" meta:non-whitespace-character-count="647"/>
  </office:meta>
</office:document-meta>
</file>